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Footnote">
      <style:text-properties fo:language="ru" fo:country="RU"/>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2"/>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8241303116761136400"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5" text:outline-level="2">8. Стыд</text:h>
      <text:p text:style-name="P134"/>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ья остались в прошлом,</text:p><text:p text:style-name="P139">Пустота пришла в мой 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3"/>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text:span><text:span text:style-name="T23">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text:span><text:span text:style-name="T11">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text:span><text:span text:style-name="T9">п</text:span><text:span text:style-name="T9">ринцесса Луна </text:span><text:span text:style-name="T9">отказалась общаться с </text:span><text:span text:style-name="T9">делегаци</text:span><text:span text:style-name="T9">ей</text:span><text:span text:style-name="T9">, скрывшись в башне. Секретарь выступил с </text:span><text:span text:style-name="T9">ранее </text:span><text:span text:style-name="T9">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text:span><text:span text:style-name="T9">пони</text:span><text:span text:style-name="T9">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5" text:note-class="footnote"><text:note-citation>15</text:note-citation><text:note-body><text:p text:style-name="P138">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soft-page-break/>…</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text:soft-page-break/>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oft-page-break/><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text:soft-page-break/>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0" text:note-class="footnote"><text:note-citation>16</text:note-citation><text:note-body><text:p text:style-name="P138">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text:soft-page-break/>–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text:soft-page-break/>–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text:soft-page-break/>–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text:soft-page-break/>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text:soft-page-break/>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text:soft-page-break/>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text:soft-page-break/></text:p>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text:soft-page-break/>–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text:soft-page-break/>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text:soft-page-break/>–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text:soft-page-break/>–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text:soft-page-break/>–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7"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text:soft-page-break/>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text:span><text:soft-page-break/><text:span text:style-name="T25">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8">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text:soft-page-break/>–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soft-page-break/>…</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text:soft-page-break/>–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text:soft-page-break/>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text:soft-page-break/>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text:soft-page-break/>–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9">–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text:soft-page-break/></text:p>
      <text:h text:style-name="P145" text:outline-level="2">2<text:span text:style-name="T1">9</text:span>. Отбытие</text:h>
      <text:p text:style-name="P112"/>
      <text:p text:style-name="P98"><text:span text:style-name="T11">– </text:span>Оп-па! – пробормотала Эпплджек. – Нежданчик!</text:p>
      <text:p text:style-name="P98">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text:soft-page-break/>–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soft-page-break/>…</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text:soft-page-break/>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text:soft-page-break/>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text:soft-page-break/>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text:soft-page-break/>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text:soft-page-break/>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text:soft-page-break/>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6" text:note-class="footnote"><text:note-citation>17</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text:soft-page-break/>–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text:soft-page-break/>–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3">Анакорн аж подпрыгнул на месте от восторга и стал мне аплодировать.</text:p>
      <text:p text:style-name="P105"/>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7" text:note-class="footnote"><text:note-citation>18</text:note-citation><text:note-body><text:p text:style-name="P137">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text:soft-page-break/>–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text:soft-page-break/>–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в качестве решения,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text:span><text:span text:style-name="T54"> </text:span><text:span text:style-name="T54">паршиво, </text:span><text:span text:style-name="T54">намного хуже смерти</text:span><text:span text:style-name="T54">. </text:span>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text:soft-page-break/>–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8">~~~</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6"/>
      <text:p text:style-name="P107">~~~</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oft-page-break/><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text:soft-page-break/>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3T00:21:16.86</dc:date>
    <meta:editing-duration>P145DT15H30M25S</meta:editing-duration>
    <meta:editing-cycles>9139</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30" meta:paragraph-count="4731" meta:word-count="104870" meta:character-count="666667"/>
  </office:meta>
</office:document-meta>
</file>